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87.95mm"/>
    </style:style>
    <style:style style:name="co5" style:family="table-column">
      <style:table-column-properties fo:break-before="auto" style:column-width="8.78mm"/>
    </style:style>
    <style:style style:name="co6" style:family="table-column">
      <style:table-column-properties fo:break-before="auto" style:column-width="7.88mm"/>
    </style:style>
    <style:style style:name="co7" style:family="table-column">
      <style:table-column-properties fo:break-before="auto" style:column-width="10.62mm"/>
    </style:style>
    <style:style style:name="co8" style:family="table-column">
      <style:table-column-properties fo:break-before="auto" style:column-width="7.62mm"/>
    </style:style>
    <style:style style:name="co9" style:family="table-column">
      <style:table-column-properties fo:break-before="auto" style:column-width="6.79mm"/>
    </style:style>
    <style:style style:name="co10" style:family="table-column">
      <style:table-column-properties fo:break-before="auto" style:column-width="7.07mm"/>
    </style:style>
    <style:style style:name="co11" style:family="table-column">
      <style:table-column-properties fo:break-before="auto" style:column-width="10.07mm"/>
    </style:style>
    <style:style style:name="co12" style:family="table-column">
      <style:table-column-properties fo:break-before="auto" style:column-width="12.2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6.6mm"/>
    </style:style>
    <style:style style:name="co15" style:family="table-column">
      <style:table-column-properties fo:break-before="auto" style:column-width="14.52mm"/>
    </style:style>
    <style:style style:name="co16" style:family="table-column">
      <style:table-column-properties fo:break-before="auto" style:column-width="48.19mm"/>
    </style:style>
    <style:style style:name="co17" style:family="table-column">
      <style:table-column-properties fo:break-before="auto" style:column-width="30.76mm"/>
    </style:style>
    <style:style style:name="co18" style:family="table-column">
      <style:table-column-properties fo:break-before="auto" style:column-width="61mm"/>
    </style:style>
    <style:style style:name="co19" style:family="table-column">
      <style:table-column-properties fo:break-before="auto" style:column-width="19.33mm"/>
    </style:style>
    <style:style style:name="co20" style:family="table-column">
      <style:table-column-properties fo:break-before="auto" style:column-width="18.7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32mm" fo:break-before="auto" style:use-optimal-row-height="true"/>
    </style:style>
    <style:style style:name="ro3" style:family="table-row">
      <style:table-row-properties style:row-height="20.36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  <style:map style:condition="cell-content()=&quot;Y&quot;" style:apply-style-name="Pass" style:base-cell-address="WP1.B1"/>
      <style:map style:condition="cell-content()=&quot;N&quot;" style:apply-style-name="Fail" style:base-cell-address="WP1.B1"/>
      <style:map style:condition="cell-content()=&quot;W&quot;" style:apply-style-name="Waiting" style:base-cell-address="WP1.B1"/>
      <style:map style:condition="cell-content()=&quot;R&quot;" style:apply-style-name="Running" style:base-cell-address="WP1.B1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  <style:map style:condition="cell-content()=&quot;Y&quot;" style:apply-style-name="Pass" style:base-cell-address="WP1.B1"/>
      <style:map style:condition="cell-content()=&quot;N&quot;" style:apply-style-name="Fail" style:base-cell-address="WP1.B1"/>
      <style:map style:condition="cell-content()=&quot;W&quot;" style:apply-style-name="Waiting" style:base-cell-address="WP1.B1"/>
      <style:map style:condition="cell-content()=&quot;R&quot;" style:apply-style-name="Running" style:base-cell-address="WP1.B1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1"/>
      <style:map style:condition="cell-content()=&quot;N&quot;" style:apply-style-name="Fail" style:base-cell-address="WP1.B1"/>
      <style:map style:condition="cell-content()=&quot;W&quot;" style:apply-style-name="Waiting" style:base-cell-address="WP1.B1"/>
      <style:map style:condition="cell-content()=&quot;R&quot;" style:apply-style-name="Running" style:base-cell-address="WP1.B1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5"/>
      <style:map style:condition="cell-content()=&quot;N&quot;" style:apply-style-name="Fail" style:base-cell-address="WP1.B5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6"/>
      <style:map style:condition="cell-content()=&quot;N&quot;" style:apply-style-name="Fail" style:base-cell-address="WP1.B6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6"/>
      <style:map style:condition="cell-content()=&quot;N&quot;" style:apply-style-name="Fail" style:base-cell-address="WP1.B6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6"/>
      <style:map style:condition="cell-content()=&quot;N&quot;" style:apply-style-name="Fail" style:base-cell-address="WP1.B6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1"/>
      <style:map style:condition="cell-content()=&quot;N&quot;" style:apply-style-name="Fail" style:base-cell-address="WP1.B1"/>
      <style:map style:condition="cell-content()=&quot;W&quot;" style:apply-style-name="Waiting" style:base-cell-address="WP1.B1"/>
      <style:map style:condition="cell-content()=&quot;R&quot;" style:apply-style-name="Running" style:base-cell-address="WP1.B1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1"/>
      <style:map style:condition="cell-content()=&quot;N&quot;" style:apply-style-name="Fail" style:base-cell-address="WP1.B1"/>
      <style:map style:condition="cell-content()=&quot;W&quot;" style:apply-style-name="Waiting" style:base-cell-address="WP1.B1"/>
      <style:map style:condition="cell-content()=&quot;R&quot;" style:apply-style-name="Running" style:base-cell-address="WP1.B1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2">
      <style:table-cell-properties fo:wrap-option="wrap" style:vertical-align="middle"/>
      <style:text-properties fo:font-weight="bold" style:font-weight-asian="bold" style:font-weight-complex="bold"/>
    </style:style>
    <style:style style:name="ce17" style:family="table-cell" style:parent-style-name="Default" style:data-style-name="N112">
      <style:table-cell-properties fo:wrap-option="wrap" style:vertical-align="middle"/>
    </style:style>
    <style:style style:name="ce18" style:family="table-cell" style:parent-style-name="Default" style:data-style-name="N112">
      <style:table-cell-properties style:text-align-source="fix" style:repeat-content="false" fo:wrap-option="no-wrap" style:vertical-align="middle"/>
      <style:paragraph-properties fo:text-align="end" fo:margin-left="0mm"/>
    </style:style>
    <style:style style:name="ce19" style:family="table-cell" style:parent-style-name="Default" style:data-style-name="N61">
      <style:table-cell-properties fo:wrap-option="wrap" style:vertical-align="middle"/>
      <style:text-properties fo:font-weight="bold" style:font-weight-asian="bold" style:font-weight-complex="bold"/>
    </style:style>
    <style:style style:name="ce20" style:family="table-cell" style:parent-style-name="Default" style:data-style-name="N61">
      <style:table-cell-properties fo:wrap-option="wrap" style:vertical-align="middle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WP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default-cell-style-name="ce3"/>
        <table:table-column table:style-name="co6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17"/>
        <table:table-column table:style-name="co14" table:default-cell-style-name="ce20"/>
        <table:table-column table:style-name="co15" table:default-cell-style-name="ce3"/>
        <table:table-column table:style-name="co13" table:default-cell-style-name="ce3"/>
        <table:table-column table:style-name="co16" table:default-cell-style-name="ce3"/>
        <table:table-column table:style-name="co17" table:default-cell-style-name="ce3"/>
        <table:table-column table:style-name="co13" table:default-cell-style-name="ce3"/>
        <table:table-column table:style-name="co18" table:default-cell-style-name="ce3"/>
        <table:table-column table:style-name="co15" table:default-cell-style-name="ce3"/>
        <table:table-column table:style-name="co13" table:number-columns-repeated="2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3" table:default-cell-style-name="ce3"/>
        <table:table-column table:style-name="co19" table:default-cell-style-name="ce3"/>
        <table:table-column table:style-name="co22" table:default-cell-style-name="ce3"/>
        <table:table-column table:style-name="co13" table:number-columns-repeated="991" table:default-cell-style-name="ce3"/>
        <table:table-row table:style-name="ro1">
          <table:table-cell table:style-name="ce1" office:value-type="string" calcext:value-type="string" table:number-columns-spanned="4" table:number-rows-spanned="1">
            <text:p>Overview</text:p>
          </table:table-cell>
          <table:covered-table-cell table:style-name="ce5"/>
          <table:covered-table-cell table:number-columns-repeated="2" table:style-name="ce2"/>
          <table:table-cell table:style-name="ce1" office:value-type="string" calcext:value-type="string" table:number-columns-spanned="15" table:number-rows-spanned="1">
            <text:p>Details</text:p>
          </table:table-cell>
          <table:covered-table-cell table:number-columns-repeated="10" table:style-name="ce2"/>
          <table:covered-table-cell table:style-name="ce16"/>
          <table:covered-table-cell table:style-name="ce19"/>
          <table:covered-table-cell table:number-columns-repeated="2" table:style-name="ce2"/>
          <table:table-cell table:style-name="ce1" office:value-type="string" calcext:value-type="string" table:number-columns-spanned="1" table:number-rows-spanned="2">
            <text:p>Pass Criterion</text:p>
          </table:table-cell>
          <table:table-cell table:style-name="ce1" office:value-type="string" calcext:value-type="string" table:number-columns-spanned="2" table:number-rows-spanned="1">
            <text:p>How to find?</text:p>
          </table:table-cell>
          <table:covered-table-cell table:style-name="ce2"/>
          <table:table-cell table:style-name="ce2" office:value-type="string" calcext:value-type="string">
            <text:p>Analysis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6" office:value-type="string" calcext:value-type="string">
            <text:p>Passing?</text:p>
          </table:table-cell>
          <table:table-cell table:style-name="ce2" office:value-type="string" calcext:value-type="string">
            <text:p>Work packag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x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nz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xlx</text:p>
          </table:table-cell>
          <table:table-cell table:style-name="ce2" office:value-type="string" calcext:value-type="string">
            <text:p>yly</text:p>
          </table:table-cell>
          <table:table-cell table:style-name="ce2" office:value-type="string" calcext:value-type="string">
            <text:p>zlz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oise</text:p>
          </table:table-cell>
          <table:table-cell table:style-name="ce16" office:value-type="string" calcext:value-type="string">
            <text:p>dt</text:p>
          </table:table-cell>
          <table:table-cell table:style-name="ce19" office:value-type="string" calcext:value-type="string">
            <text:p>CFL</text:p>
          </table:table-cell>
          <table:table-cell table:style-name="ce2" office:value-type="string" calcext:value-type="string">
            <text:p>nsteps</text:p>
          </table:table-cell>
          <table:table-cell table:style-name="ce2" office:value-type="string" calcext:value-type="string">
            <text:p>Scheme</text:p>
          </table:table-cell>
          <table:covered-table-cell table:style-name="ce2"/>
          <table:table-cell table:style-name="ce2" office:value-type="string" calcext:value-type="string">
            <text:p>Commit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T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Advection of density as a passive scalar. Density has its own subroutine, test this against the corresponding routine for a passive scalar. Disable diffusion for both. Constant velocity field (disable pressure-velocity to speed up). Initial condition rho(0.25L &lt; x &lt; 0.75L) = 2, rho = 1 otherwise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078125" calcext:value-type="float">
            <text:p>7.8125E-04</text:p>
          </table:table-cell>
          <table:table-cell table:formula="of:=[.L3]*[.P3]/([.I3]/[.E3])" office:value-type="float" office:value="0.1" calcext:value-type="float">
            <text:p>1.00E-01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The density field should match the passive scalar field</text:p>
          </table:table-cell>
          <table:table-cell office:value-type="string" calcext:value-type="string">
            <text:p>ac7c3f04f2e7a1f7711b6dbc24a09cddbcacaf3a</text:p>
          </table:table-cell>
          <table:table-cell office:value-type="string" calcext:value-type="string">
            <text:p>v0.0.T1</text:p>
          </table:table-cell>
          <table:table-cell office:value-type="string" calcext:value-type="string">
            <text:p>1) ncells, 2) Scalar field integral, 3) Density field integral, 4) Error relative to scalar [%], 5) Mean error relative to scalar [%], 6) Initial mass, 7) Final mass, 8) Mass error [%]</text:p>
          </table:table-cell>
          <table:table-cell table:formula="of:=[.E3]*[.F3]*[.G3]" office:value-type="float" office:value="9216" calcext:value-type="float">
            <text:p>9216</text:p>
          </table:table-cell>
          <table:table-cell table:number-columns-repeated="2" office:value-type="float" office:value="1.31253" calcext:value-type="float">
            <text:p>1.31253</text:p>
          </table:table-cell>
          <table:table-cell table:style-name="ce20" table:formula="of:=100 * ([.Z3]-[.Y3])/[.Y3]" office:value-type="float" office:value="0" calcext:value-type="float">
            <text:p>0.00E+00</text:p>
          </table:table-cell>
          <table:table-cell table:style-name="ce20" table:formula="of:=[.AA3]/[.X3]" office:value-type="float" office:value="0" calcext:value-type="float">
            <text:p>0.00E+00</text:p>
          </table:table-cell>
          <table:table-cell office:value-type="float" office:value="1.3125" calcext:value-type="float">
            <text:p>1.3125</text:p>
          </table:table-cell>
          <table:table-cell office:value-type="float" office:value="1.31253" calcext:value-type="float">
            <text:p>1.31253</text:p>
          </table:table-cell>
          <table:table-cell table:style-name="ce20" table:formula="of:=100*([.AD3]-[.AC3])/[.AC3]" office:value-type="float" office:value="0.00228571428571234" calcext:value-type="float">
            <text:p>2.29E-03</text:p>
          </table:table-cell>
          <table:table-cell office:value-type="string" calcext:value-type="string">
            <text:p>Qualitatively both fields look the same, paraview gives initial mass 1.3125, hence that is used in comparison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T2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Conservation of density. Use 2D mixing layer, rho = 1 everywhere. ADVECTION ONLY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4]*[.P4]/([.I4]/[.E4])" office:value-type="float" office:value="0.106666666666667" calcext:value-type="float">
            <text:p>1.07E-01</text:p>
          </table:table-cell>
          <table:table-cell table:formula="of:=(10*[.I4]/[.L4])/[.P4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Density does not increase or decrease</text:p>
          </table:table-cell>
          <table:table-cell office:value-type="string" calcext:value-type="string">
            <text:p>b6a68700caec337e3d0370fd0f39a24a0d9d4a14</text:p>
          </table:table-cell>
          <table:table-cell office:value-type="string" calcext:value-type="string">
            <text:p>v0.0.T2a</text:p>
          </table:table-cell>
          <table:table-cell office:value-type="string" calcext:value-type="string">
            <text:p>1) ncells, 2) Scalar field integral, 3) Density field integral, 4) Error relative to scalar [%], 5) Mean error relative to scalar [%], 6) Initial mass, 7) Final mass, 8) Mass error [%]</text:p>
          </table:table-cell>
          <table:table-cell table:formula="of:=[.E4]*[.F4]*[.G4]" office:value-type="float" office:value="263168" calcext:value-type="float">
            <text:p>263168</text:p>
          </table:table-cell>
          <table:table-cell table:number-columns-repeated="3"/>
          <table:table-cell table:style-name="ce20" table:number-columns-repeated="2"/>
          <table:table-cell table:number-columns-repeated="994"/>
        </table:table-row>
        <table:table-row table:style-name="ro4">
          <table:table-cell office:value-type="string" calcext:value-type="string">
            <text:p>T2b</text:p>
          </table:table-cell>
          <table:table-cell table:style-name="ce8" office:value-type="string" calcext:value-type="string">
            <text:p>Y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Conservation of density. Use 2D mixing layer, rho = 1 everywhere. DIFFUSION ONLY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5]*[.P5]/([.I5]/[.E5])" office:value-type="float" office:value="0.106666666666667" calcext:value-type="float">
            <text:p>1.07E-01</text:p>
          </table:table-cell>
          <table:table-cell table:formula="of:=(10*[.I5]/[.L5])/[.P5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Density does not increase or decrease</text:p>
          </table:table-cell>
          <table:table-cell office:value-type="string" calcext:value-type="string">
            <text:p>93e293d7d165abaa32306401e34c005caa002599</text:p>
          </table:table-cell>
          <table:table-cell office:value-type="string" calcext:value-type="string">
            <text:p>v0.0.T2b</text:p>
          </table:table-cell>
          <table:table-cell office:value-type="string" calcext:value-type="string">
            <text:p>1) ncells, 2) Density field integral, 3) Initial mass, 4) Final mass, 5) Mass error [%], 6) Mean mass error [%]</text:p>
          </table:table-cell>
          <table:table-cell table:formula="of:=[.E5]*[.F5]*[.G5]" office:value-type="float" office:value="263168" calcext:value-type="float">
            <text:p>263168</text:p>
          </table:table-cell>
          <table:table-cell table:number-columns-repeated="3"/>
          <table:table-cell table:style-name="ce20" table:number-columns-repeated="2"/>
          <table:table-cell table:number-columns-repeated="994"/>
        </table:table-row>
        <table:table-row table:style-name="ro5">
          <table:table-cell office:value-type="string" calcext:value-type="string">
            <text:p>T2c</text:p>
          </table:table-cell>
          <table:table-cell table:style-name="ce9" office:value-type="string" calcext:value-type="string">
            <text:p>Y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Conservation of density. Use 2D mixing layer, rho = 1 everywhere. ADVECTION + DIFFUSION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6]*[.P6]/([.I6]/[.E6])" office:value-type="float" office:value="0.106666666666667" calcext:value-type="float">
            <text:p>1.07E-01</text:p>
          </table:table-cell>
          <table:table-cell table:formula="of:=(10*[.I6]/[.L6])/[.P6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Density does not increase or decrease</text:p>
          </table:table-cell>
          <table:table-cell/>
          <table:table-cell office:value-type="string" calcext:value-type="string">
            <text:p>v0.0.T2c</text:p>
          </table:table-cell>
          <table:table-cell office:value-type="string" calcext:value-type="string">
            <text:p>1) ncells, 2) Density field integral, 3) Initial mass, 4) Final mass, 5) Mass error [%], 6) Mean mass error [%]</text:p>
          </table:table-cell>
          <table:table-cell table:formula="of:=[.E6]*[.F6]*[.G6]" office:value-type="float" office:value="263168" calcext:value-type="float">
            <text:p>263168</text:p>
          </table:table-cell>
          <table:table-cell table:number-columns-repeated="3"/>
          <table:table-cell table:style-name="ce20" table:number-columns-repeated="2"/>
          <table:table-cell table:number-columns-repeated="994"/>
        </table:table-row>
        <table:table-row table:style-name="ro1">
          <table:table-cell table:style-name="ce4" office:value-type="string" calcext:value-type="string" table:number-columns-spanned="1" table:number-rows-spanned="10">
            <text:p>T2d</text:p>
          </table:table-cell>
          <table:table-cell table:style-name="ce10" office:value-type="string" calcext:value-type="string" table:number-columns-spanned="1" table:number-rows-spanned="10">
            <text:p>Y</text:p>
          </table:table-cell>
          <table:table-cell table:style-name="ce4" office:value-type="string" calcext:value-type="string" table:number-columns-spanned="1" table:number-rows-spanned="10">
            <text:p>WP1-TG2</text:p>
          </table:table-cell>
          <table:table-cell table:style-name="ce4" office:value-type="string" calcext:value-type="string" table:number-columns-spanned="1" table:number-rows-spanned="5">
            <text:p>Conservation of density. Use MMS to develop a more complex flow field. Non-conservative density advection (u \cdot \nabla \rho)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4" office:value-type="string" calcext:value-type="string" table:number-columns-spanned="1" table:number-rows-spanned="5">
            <text:p>0-0-0</text:p>
          </table:table-cell>
          <table:table-cell table:style-name="ce14" office:value-type="float" office:value="1" calcext:value-type="float" table:number-columns-spanned="1" table:number-rows-spanned="5">
            <text:p>1</text:p>
          </table:table-cell>
          <table:table-cell table:style-name="ce14" office:value-type="float" office:value="1" calcext:value-type="float" table:number-columns-spanned="1" table:number-rows-spanned="5">
            <text:p>1</text:p>
          </table:table-cell>
          <table:table-cell table:style-name="ce14" office:value-type="float" office:value="1" calcext:value-type="float" table:number-columns-spanned="1" table:number-rows-spanned="5">
            <text:p>1</text:p>
          </table:table-cell>
          <table:table-cell table:style-name="ce15" office:value-type="string" calcext:value-type="string" table:number-columns-spanned="2" table:number-rows-spanned="5">
            <text:p>N/A</text:p>
          </table:table-cell>
          <table:covered-table-cell/>
          <table:table-cell table:style-name="ce14" office:value-type="float" office:value="1" calcext:value-type="float" table:number-columns-spanned="1" table:number-rows-spanned="5">
            <text:p>1</text:p>
          </table:table-cell>
          <table:table-cell table:style-name="ce15" office:value-type="string" calcext:value-type="string" table:number-columns-spanned="1" table:number-rows-spanned="5">
            <text:p>N/A</text:p>
          </table:table-cell>
          <table:table-cell table:style-name="ce18" office:value-type="float" office:value="0.002" calcext:value-type="float" table:number-columns-spanned="1" table:number-rows-spanned="5">
            <text:p>2.0000E-03</text:p>
          </table:table-cell>
          <table:table-cell table:style-name="Default" table:formula="of:=2*[.P$7]/([.I$7]/[.G7])" office:value-type="float" office:value="0.032" calcext:value-type="float">
            <text:p>0.032</text:p>
          </table:table-cell>
          <table:table-cell table:style-name="ce14" office:value-type="float" office:value="25600" calcext:value-type="float" table:number-columns-spanned="1" table:number-rows-spanned="5">
            <text:p>25600</text:p>
          </table:table-cell>
          <table:table-cell table:style-name="ce4" office:value-type="string" calcext:value-type="string" table:number-columns-spanned="1" table:number-rows-spanned="5">
            <text:p>2 (RK3)</text:p>
          </table:table-cell>
          <table:table-cell table:style-name="ce4" office:value-type="string" calcext:value-type="string" table:number-columns-spanned="1" table:number-rows-spanned="5">
            <text:p>Converges with correct order (6)</text:p>
          </table:table-cell>
          <table:table-cell table:style-name="ce4" office:value-type="string" calcext:value-type="string" table:number-columns-spanned="1" table:number-rows-spanned="10">
            <text:p>8ec902d3cd1f29f1de942537add85804607eb432</text:p>
          </table:table-cell>
          <table:table-cell table:style-name="ce4" office:value-type="string" calcext:value-type="string" table:number-columns-spanned="1" table:number-rows-spanned="10">
            <text:p>V0.0.T2d</text:p>
          </table:table-cell>
          <table:table-cell table:style-name="ce4" office:value-type="string" calcext:value-type="string" table:number-columns-spanned="1" table:number-rows-spanned="5">
            <text:p>1) ncells, 2) RMS error, 3) Order of convergence</text:p>
          </table:table-cell>
          <table:table-cell table:formula="of:=[.G7]*[.F7]*[.E7]" office:value-type="float" office:value="512" calcext:value-type="float">
            <text:p>512</text:p>
          </table:table-cell>
          <table:table-cell office:value-type="float" office:value="192.69" calcext:value-type="float">
            <text:p>192.69</text:p>
          </table:table-cell>
          <table:table-cell office:value-type="string" calcext:value-type="string">
            <text:p>N/A</text:p>
          </table:table-cell>
          <table:table-cell/>
          <table:table-cell table:style-name="ce20" table:number-columns-repeated="2"/>
          <table:table-cell table:number-columns-repeated="994"/>
        </table:table-row>
        <table:table-row table:style-name="ro1">
          <table:covered-table-cell/>
          <table:covered-table-cell table:style-name="ce11"/>
          <table:covered-table-cell table:number-columns-repeated="2"/>
          <table:table-cell table:number-columns-repeated="3" office:value-type="float" office:value="16" calcext:value-type="float">
            <text:p>16</text:p>
          </table:table-cell>
          <table:covered-table-cell table:number-columns-repeated="9"/>
          <table:table-cell table:style-name="Default" table:formula="of:=2*[.P$7]/([.I$7]/[.G8])" office:value-type="float" office:value="0.064" calcext:value-type="float">
            <text:p>0.064</text:p>
          </table:table-cell>
          <table:covered-table-cell table:number-columns-repeated="6"/>
          <table:table-cell table:formula="of:=[.G8]*[.F8]*[.E8]" office:value-type="float" office:value="4096" calcext:value-type="float">
            <text:p>4096</text:p>
          </table:table-cell>
          <table:table-cell table:style-name="ce20" office:value-type="float" office:value="0.66309" calcext:value-type="float">
            <text:p>6.63E-01</text:p>
          </table:table-cell>
          <table:table-cell table:formula="of:=LOG([.Y7]/[.Y8])/LOG(2)" office:value-type="float" office:value="8.18286128893799" calcext:value-type="float">
            <text:p>8.1828612889</text:p>
          </table:table-cell>
          <table:table-cell/>
          <table:table-cell table:style-name="ce20" table:number-columns-repeated="2"/>
          <table:table-cell table:number-columns-repeated="994"/>
        </table:table-row>
        <table:table-row table:style-name="ro1">
          <table:covered-table-cell/>
          <table:covered-table-cell table:style-name="ce11"/>
          <table:covered-table-cell table:number-columns-repeated="2"/>
          <table:table-cell table:number-columns-repeated="3" office:value-type="float" office:value="32" calcext:value-type="float">
            <text:p>32</text:p>
          </table:table-cell>
          <table:covered-table-cell table:number-columns-repeated="9"/>
          <table:table-cell table:style-name="Default" table:formula="of:=2*[.P$7]/([.I$7]/[.G9])" office:value-type="float" office:value="0.128" calcext:value-type="float">
            <text:p>0.128</text:p>
          </table:table-cell>
          <table:covered-table-cell table:number-columns-repeated="6"/>
          <table:table-cell table:formula="of:=[.G9]*[.F9]*[.E9]" office:value-type="float" office:value="32768" calcext:value-type="float">
            <text:p>32768</text:p>
          </table:table-cell>
          <table:table-cell table:style-name="ce20" office:value-type="float" office:value="0.0089225" calcext:value-type="float">
            <text:p>8.92E-03</text:p>
          </table:table-cell>
          <table:table-cell table:formula="of:=LOG([.Y8]/[.Y9])/LOG(2)" office:value-type="float" office:value="6.2156128915029" calcext:value-type="float">
            <text:p>6.2156128915</text:p>
          </table:table-cell>
          <table:table-cell/>
          <table:table-cell table:style-name="ce20" table:number-columns-repeated="2"/>
          <table:table-cell table:number-columns-repeated="994"/>
        </table:table-row>
        <table:table-row table:style-name="ro1">
          <table:covered-table-cell/>
          <table:covered-table-cell table:style-name="ce11"/>
          <table:covered-table-cell table:number-columns-repeated="2"/>
          <table:table-cell table:number-columns-repeated="3" office:value-type="float" office:value="64" calcext:value-type="float">
            <text:p>64</text:p>
          </table:table-cell>
          <table:covered-table-cell table:number-columns-repeated="9"/>
          <table:table-cell table:style-name="Default" table:formula="of:=2*[.P$7]/([.I$7]/[.G10])" office:value-type="float" office:value="0.256" calcext:value-type="float">
            <text:p>0.256</text:p>
          </table:table-cell>
          <table:covered-table-cell table:number-columns-repeated="6"/>
          <table:table-cell table:formula="of:=[.G10]*[.F10]*[.E10]" office:value-type="float" office:value="262144" calcext:value-type="float">
            <text:p>262144</text:p>
          </table:table-cell>
          <table:table-cell table:style-name="ce20" office:value-type="float" office:value="0.00013521" calcext:value-type="float">
            <text:p>1.35E-04</text:p>
          </table:table-cell>
          <table:table-cell table:formula="of:=LOG([.Y9]/[.Y10])/LOG(2)" office:value-type="float" office:value="6.04417423527459" calcext:value-type="float">
            <text:p>6.0441742353</text:p>
          </table:table-cell>
          <table:table-cell/>
          <table:table-cell table:style-name="ce20" table:number-columns-repeated="2"/>
          <table:table-cell table:number-columns-repeated="994"/>
        </table:table-row>
        <table:table-row table:style-name="ro1">
          <table:covered-table-cell/>
          <table:covered-table-cell table:style-name="ce11"/>
          <table:covered-table-cell table:number-columns-repeated="2"/>
          <table:table-cell table:number-columns-repeated="3" office:value-type="float" office:value="128" calcext:value-type="float">
            <text:p>128</text:p>
          </table:table-cell>
          <table:covered-table-cell table:number-columns-repeated="9"/>
          <table:table-cell table:style-name="Default" table:formula="of:=2*[.P$7]/([.I$7]/[.G11])" office:value-type="float" office:value="0.512" calcext:value-type="float">
            <text:p>0.512</text:p>
          </table:table-cell>
          <table:covered-table-cell table:number-columns-repeated="6"/>
          <table:table-cell table:formula="of:=[.G11]*[.F11]*[.E11]" office:value-type="float" office:value="2097152" calcext:value-type="float">
            <text:p>2097152</text:p>
          </table:table-cell>
          <table:table-cell table:style-name="ce20" office:value-type="float" office:value="0.0000021006" calcext:value-type="float">
            <text:p>2.10E-06</text:p>
          </table:table-cell>
          <table:table-cell table:formula="of:=LOG([.Y10]/[.Y11])/LOG(2)" office:value-type="float" office:value="6.00825657806158" calcext:value-type="float">
            <text:p>6.0082565781</text:p>
          </table:table-cell>
          <table:table-cell/>
          <table:table-cell table:style-name="ce20" table:number-columns-repeated="2"/>
          <table:table-cell table:number-columns-repeated="994"/>
        </table:table-row>
        <table:table-row table:style-name="ro1">
          <table:covered-table-cell/>
          <table:covered-table-cell table:style-name="ce11"/>
          <table:covered-table-cell/>
          <table:table-cell table:style-name="ce4" office:value-type="string" calcext:value-type="string" table:number-columns-spanned="1" table:number-rows-spanned="5">
            <text:p>Conservation of density. Use MMS to develop a more complex flow field. Non-conservative density advection (u \cdot \nabla \rho)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4" office:value-type="string" calcext:value-type="string" table:number-columns-spanned="1" table:number-rows-spanned="5">
            <text:p>0-0-0</text:p>
          </table:table-cell>
          <table:table-cell table:style-name="ce14" office:value-type="float" office:value="1" calcext:value-type="float" table:number-columns-spanned="1" table:number-rows-spanned="5">
            <text:p>1</text:p>
          </table:table-cell>
          <table:table-cell table:style-name="ce14" office:value-type="float" office:value="1" calcext:value-type="float" table:number-columns-spanned="1" table:number-rows-spanned="5">
            <text:p>1</text:p>
          </table:table-cell>
          <table:table-cell table:style-name="ce14" office:value-type="float" office:value="1" calcext:value-type="float" table:number-columns-spanned="1" table:number-rows-spanned="5">
            <text:p>1</text:p>
          </table:table-cell>
          <table:table-cell table:style-name="ce15" office:value-type="string" calcext:value-type="string" table:number-columns-spanned="2" table:number-rows-spanned="5">
            <text:p>N/A</text:p>
          </table:table-cell>
          <table:covered-table-cell/>
          <table:table-cell table:style-name="ce14" office:value-type="float" office:value="1" calcext:value-type="float" table:number-columns-spanned="1" table:number-rows-spanned="5">
            <text:p>1</text:p>
          </table:table-cell>
          <table:table-cell table:style-name="ce15" office:value-type="string" calcext:value-type="string" table:number-columns-spanned="1" table:number-rows-spanned="5">
            <text:p>N/A</text:p>
          </table:table-cell>
          <table:table-cell table:style-name="ce18" office:value-type="float" office:value="0.002" calcext:value-type="float" table:number-columns-spanned="1" table:number-rows-spanned="5">
            <text:p>2.0000E-03</text:p>
          </table:table-cell>
          <table:table-cell table:style-name="Default" table:formula="of:=2*[.P$7]/([.I$7]/[.G12])" office:value-type="float" office:value="0.032" calcext:value-type="float">
            <text:p>0.032</text:p>
          </table:table-cell>
          <table:table-cell table:style-name="ce14" office:value-type="float" office:value="25600" calcext:value-type="float" table:number-columns-spanned="1" table:number-rows-spanned="5">
            <text:p>25600</text:p>
          </table:table-cell>
          <table:table-cell table:style-name="ce4" office:value-type="string" calcext:value-type="string" table:number-columns-spanned="1" table:number-rows-spanned="5">
            <text:p>2 (RK3)</text:p>
          </table:table-cell>
          <table:table-cell table:style-name="ce4" office:value-type="string" calcext:value-type="string" table:number-columns-spanned="1" table:number-rows-spanned="5">
            <text:p>Converges with correct order (6)</text:p>
          </table:table-cell>
          <table:covered-table-cell table:number-columns-repeated="2"/>
          <table:table-cell table:style-name="ce4" office:value-type="string" calcext:value-type="string" table:number-columns-spanned="1" table:number-rows-spanned="5">
            <text:p>1) ncells, 2) RMS error, 3) Order of convergence</text:p>
          </table:table-cell>
          <table:table-cell table:formula="of:=[.G12]*[.F12]*[.E12]" office:value-type="float" office:value="512" calcext:value-type="float">
            <text:p>512</text:p>
          </table:table-cell>
          <table:table-cell table:style-name="ce20" office:value-type="float" office:value="200.16" calcext:value-type="float">
            <text:p>2.00E+02</text:p>
          </table:table-cell>
          <table:table-cell office:value-type="string" calcext:value-type="string">
            <text:p>N/A</text:p>
          </table:table-cell>
          <table:table-cell/>
          <table:table-cell table:style-name="ce20" table:number-columns-repeated="2"/>
          <table:table-cell table:number-columns-repeated="994"/>
        </table:table-row>
        <table:table-row table:style-name="ro1">
          <table:covered-table-cell/>
          <table:covered-table-cell table:style-name="ce11"/>
          <table:covered-table-cell table:number-columns-repeated="2"/>
          <table:table-cell table:number-columns-repeated="3" office:value-type="float" office:value="16" calcext:value-type="float">
            <text:p>16</text:p>
          </table:table-cell>
          <table:covered-table-cell table:number-columns-repeated="9"/>
          <table:table-cell table:style-name="Default" table:formula="of:=2*[.P$7]/([.I$7]/[.G13])" office:value-type="float" office:value="0.064" calcext:value-type="float">
            <text:p>0.064</text:p>
          </table:table-cell>
          <table:covered-table-cell table:number-columns-repeated="6"/>
          <table:table-cell table:formula="of:=[.G13]*[.F13]*[.E13]" office:value-type="float" office:value="4096" calcext:value-type="float">
            <text:p>4096</text:p>
          </table:table-cell>
          <table:table-cell table:style-name="ce20" office:value-type="float" office:value="0.66286" calcext:value-type="float">
            <text:p>6.63E-01</text:p>
          </table:table-cell>
          <table:table-cell table:formula="of:=LOG([.Y12]/[.Y13])/LOG(2)" office:value-type="float" office:value="8.23823378259615" calcext:value-type="float">
            <text:p>8.2382337826</text:p>
          </table:table-cell>
          <table:table-cell/>
          <table:table-cell table:style-name="ce20" table:number-columns-repeated="2"/>
          <table:table-cell table:number-columns-repeated="994"/>
        </table:table-row>
        <table:table-row table:style-name="ro1">
          <table:covered-table-cell/>
          <table:covered-table-cell table:style-name="ce11"/>
          <table:covered-table-cell table:number-columns-repeated="2"/>
          <table:table-cell table:number-columns-repeated="3" office:value-type="float" office:value="32" calcext:value-type="float">
            <text:p>32</text:p>
          </table:table-cell>
          <table:covered-table-cell table:number-columns-repeated="9"/>
          <table:table-cell table:style-name="Default" table:formula="of:=2*[.P$7]/([.I$7]/[.G14])" office:value-type="float" office:value="0.128" calcext:value-type="float">
            <text:p>0.128</text:p>
          </table:table-cell>
          <table:covered-table-cell table:number-columns-repeated="6"/>
          <table:table-cell table:formula="of:=[.G14]*[.F14]*[.E14]" office:value-type="float" office:value="32768" calcext:value-type="float">
            <text:p>32768</text:p>
          </table:table-cell>
          <table:table-cell table:style-name="ce20" office:value-type="float" office:value="0.0089224" calcext:value-type="float">
            <text:p>8.92E-03</text:p>
          </table:table-cell>
          <table:table-cell table:formula="of:=LOG([.Y13]/[.Y14])/LOG(2)" office:value-type="float" office:value="6.21512855945285" calcext:value-type="float">
            <text:p>6.2151285595</text:p>
          </table:table-cell>
          <table:table-cell/>
          <table:table-cell table:style-name="ce20" table:number-columns-repeated="2"/>
          <table:table-cell table:number-columns-repeated="994"/>
        </table:table-row>
        <table:table-row table:style-name="ro1">
          <table:covered-table-cell/>
          <table:covered-table-cell table:style-name="ce11"/>
          <table:covered-table-cell table:number-columns-repeated="2"/>
          <table:table-cell table:number-columns-repeated="3" office:value-type="float" office:value="64" calcext:value-type="float">
            <text:p>64</text:p>
          </table:table-cell>
          <table:covered-table-cell table:number-columns-repeated="9"/>
          <table:table-cell table:style-name="Default" table:formula="of:=2*[.P$7]/([.I$7]/[.G15])" office:value-type="float" office:value="0.256" calcext:value-type="float">
            <text:p>0.256</text:p>
          </table:table-cell>
          <table:covered-table-cell table:number-columns-repeated="6"/>
          <table:table-cell table:formula="of:=[.G15]*[.F15]*[.E15]" office:value-type="float" office:value="262144" calcext:value-type="float">
            <text:p>262144</text:p>
          </table:table-cell>
          <table:table-cell table:style-name="ce20" office:value-type="float" office:value="0.00013521" calcext:value-type="float">
            <text:p>1.35E-04</text:p>
          </table:table-cell>
          <table:table-cell table:formula="of:=LOG([.Y14]/[.Y15])/LOG(2)" office:value-type="float" office:value="6.04415806600449" calcext:value-type="float">
            <text:p>6.044158066</text:p>
          </table:table-cell>
          <table:table-cell/>
          <table:table-cell table:style-name="ce20" table:number-columns-repeated="2"/>
          <table:table-cell table:number-columns-repeated="994"/>
        </table:table-row>
        <table:table-row table:style-name="ro1">
          <table:covered-table-cell/>
          <table:covered-table-cell table:style-name="ce11"/>
          <table:covered-table-cell table:number-columns-repeated="2"/>
          <table:table-cell table:number-columns-repeated="3" office:value-type="float" office:value="128" calcext:value-type="float">
            <text:p>128</text:p>
          </table:table-cell>
          <table:covered-table-cell table:number-columns-repeated="9"/>
          <table:table-cell table:style-name="Default" table:formula="of:=2*[.P$7]/([.I$7]/[.G16])" office:value-type="float" office:value="0.512" calcext:value-type="float">
            <text:p>0.512</text:p>
          </table:table-cell>
          <table:covered-table-cell table:number-columns-repeated="6"/>
          <table:table-cell table:formula="of:=[.G16]*[.F16]*[.E16]" office:value-type="float" office:value="2097152" calcext:value-type="float">
            <text:p>2097152</text:p>
          </table:table-cell>
          <table:table-cell table:style-name="ce20" office:value-type="float" office:value="0.0000021006" calcext:value-type="float">
            <text:p>2.10E-06</text:p>
          </table:table-cell>
          <table:table-cell table:formula="of:=LOG([.Y15]/[.Y16])/LOG(2)" office:value-type="float" office:value="6.00825657806158" calcext:value-type="float">
            <text:p>6.0082565781</text:p>
          </table:table-cell>
          <table:table-cell/>
          <table:table-cell table:style-name="ce20" table:number-columns-repeated="2"/>
          <table:table-cell table:number-columns-repeated="994"/>
        </table:table-row>
        <table:table-row table:style-name="ro1">
          <table:table-cell table:style-name="ce4" office:value-type="string" calcext:value-type="string" table:number-columns-spanned="1" table:number-rows-spanned="5">
            <text:p>T3a</text:p>
          </table:table-cell>
          <table:table-cell table:style-name="ce12" office:value-type="string" calcext:value-type="string" table:number-columns-spanned="1" table:number-rows-spanned="5">
            <text:p>R</text:p>
          </table:table-cell>
          <table:table-cell table:style-name="ce4" office:value-type="string" calcext:value-type="string" table:number-columns-spanned="1" table:number-rows-spanned="5">
            <text:p>WP1-TG3</text:p>
          </table:table-cell>
          <table:table-cell table:style-name="ce4" office:value-type="string" calcext:value-type="string" table:number-columns-spanned="1" table:number-rows-spanned="5">
            <text:p>Adding density to advection of momentum. Modify MMS used in T2d to account for.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4" office:value-type="string" calcext:value-type="string" table:number-columns-spanned="1" table:number-rows-spanned="5">
            <text:p>0-0-0</text:p>
          </table:table-cell>
          <table:table-cell table:style-name="ce14" office:value-type="float" office:value="1" calcext:value-type="float" table:number-columns-spanned="1" table:number-rows-spanned="5">
            <text:p>1</text:p>
          </table:table-cell>
          <table:table-cell table:style-name="ce14" office:value-type="float" office:value="1" calcext:value-type="float" table:number-columns-spanned="1" table:number-rows-spanned="5">
            <text:p>1</text:p>
          </table:table-cell>
          <table:table-cell table:style-name="ce14" office:value-type="float" office:value="1" calcext:value-type="float" table:number-columns-spanned="1" table:number-rows-spanned="5">
            <text:p>1</text:p>
          </table:table-cell>
          <table:table-cell table:style-name="ce15" office:value-type="string" calcext:value-type="string" table:number-columns-spanned="2" table:number-rows-spanned="5">
            <text:p>N/A</text:p>
          </table:table-cell>
          <table:covered-table-cell/>
          <table:table-cell table:style-name="ce14" office:value-type="float" office:value="1" calcext:value-type="float" table:number-columns-spanned="1" table:number-rows-spanned="5">
            <text:p>1</text:p>
          </table:table-cell>
          <table:table-cell table:style-name="ce15" office:value-type="string" calcext:value-type="string" table:number-columns-spanned="1" table:number-rows-spanned="5">
            <text:p>N/A</text:p>
          </table:table-cell>
          <table:table-cell table:style-name="ce18" office:value-type="float" office:value="0.002" calcext:value-type="float" table:number-columns-spanned="1" table:number-rows-spanned="5">
            <text:p>2.0000E-03</text:p>
          </table:table-cell>
          <table:table-cell table:style-name="Default" table:formula="of:=2*[.P$7]/([.I$7]/[.G17])" office:value-type="float" office:value="0.032" calcext:value-type="float">
            <text:p>0.032</text:p>
          </table:table-cell>
          <table:table-cell table:style-name="ce14" office:value-type="float" office:value="25600" calcext:value-type="float" table:number-columns-spanned="1" table:number-rows-spanned="5">
            <text:p>25600</text:p>
          </table:table-cell>
          <table:table-cell table:style-name="ce4" office:value-type="string" calcext:value-type="string" table:number-columns-spanned="1" table:number-rows-spanned="5">
            <text:p>2 (RK3)</text:p>
          </table:table-cell>
          <table:table-cell table:style-name="ce4" office:value-type="string" calcext:value-type="string" table:number-columns-spanned="1" table:number-rows-spanned="5">
            <text:p>Converges with correct order (6)</text:p>
          </table:table-cell>
          <table:table-cell table:style-name="ce4" table:number-columns-spanned="1" table:number-rows-spanned="5"/>
          <table:table-cell table:style-name="ce4" office:value-type="string" calcext:value-type="string" table:number-columns-spanned="1" table:number-rows-spanned="5">
            <text:p>v0.0.T3a</text:p>
          </table:table-cell>
          <table:table-cell table:style-name="ce4" office:value-type="string" calcext:value-type="string" table:number-columns-spanned="1" table:number-rows-spanned="5">
            <text:p>1) ncells, 2) RMS error, 3) Order of convergence</text:p>
          </table:table-cell>
          <table:table-cell table:formula="of:=[.G17]*[.F17]*[.E17]" office:value-type="float" office:value="512" calcext:value-type="float">
            <text:p>512</text:p>
          </table:table-cell>
          <table:table-cell/>
          <table:table-cell office:value-type="string" calcext:value-type="string">
            <text:p>N/A</text:p>
          </table:table-cell>
          <table:table-cell table:number-columns-repeated="997"/>
        </table:table-row>
        <table:table-row table:style-name="ro1">
          <table:covered-table-cell/>
          <table:covered-table-cell table:style-name="ce13"/>
          <table:covered-table-cell table:number-columns-repeated="2"/>
          <table:table-cell table:number-columns-repeated="3" office:value-type="float" office:value="16" calcext:value-type="float">
            <text:p>16</text:p>
          </table:table-cell>
          <table:covered-table-cell table:number-columns-repeated="9"/>
          <table:table-cell table:style-name="Default" table:formula="of:=2*[.P$7]/([.I$7]/[.G18])" office:value-type="float" office:value="0.064" calcext:value-type="float">
            <text:p>0.064</text:p>
          </table:table-cell>
          <table:covered-table-cell table:number-columns-repeated="6"/>
          <table:table-cell table:formula="of:=[.G18]*[.F18]*[.E18]" office:value-type="float" office:value="4096" calcext:value-type="float">
            <text:p>4096</text:p>
          </table:table-cell>
          <table:table-cell/>
          <table:table-cell table:formula="of:=LOG([.Y17]/[.Y18])/LOG(2)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>
          <table:covered-table-cell/>
          <table:covered-table-cell table:style-name="ce13"/>
          <table:covered-table-cell table:number-columns-repeated="2"/>
          <table:table-cell table:number-columns-repeated="3" office:value-type="float" office:value="32" calcext:value-type="float">
            <text:p>32</text:p>
          </table:table-cell>
          <table:covered-table-cell table:number-columns-repeated="9"/>
          <table:table-cell table:style-name="Default" table:formula="of:=2*[.P$7]/([.I$7]/[.G19])" office:value-type="float" office:value="0.128" calcext:value-type="float">
            <text:p>0.128</text:p>
          </table:table-cell>
          <table:covered-table-cell table:number-columns-repeated="6"/>
          <table:table-cell table:formula="of:=[.G19]*[.F19]*[.E19]" office:value-type="float" office:value="32768" calcext:value-type="float">
            <text:p>32768</text:p>
          </table:table-cell>
          <table:table-cell/>
          <table:table-cell table:formula="of:=LOG([.Y18]/[.Y19])/LOG(2)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>
          <table:covered-table-cell/>
          <table:covered-table-cell table:style-name="ce13"/>
          <table:covered-table-cell table:number-columns-repeated="2"/>
          <table:table-cell table:number-columns-repeated="3" office:value-type="float" office:value="64" calcext:value-type="float">
            <text:p>64</text:p>
          </table:table-cell>
          <table:covered-table-cell table:number-columns-repeated="9"/>
          <table:table-cell table:style-name="Default" table:formula="of:=2*[.P$7]/([.I$7]/[.G20])" office:value-type="float" office:value="0.256" calcext:value-type="float">
            <text:p>0.256</text:p>
          </table:table-cell>
          <table:covered-table-cell table:number-columns-repeated="6"/>
          <table:table-cell table:formula="of:=[.G20]*[.F20]*[.E20]" office:value-type="float" office:value="262144" calcext:value-type="float">
            <text:p>262144</text:p>
          </table:table-cell>
          <table:table-cell/>
          <table:table-cell table:formula="of:=LOG([.Y19]/[.Y20])/LOG(2)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>
          <table:covered-table-cell/>
          <table:covered-table-cell table:style-name="ce13"/>
          <table:covered-table-cell table:number-columns-repeated="2"/>
          <table:table-cell table:number-columns-repeated="3" office:value-type="float" office:value="128" calcext:value-type="float">
            <text:p>128</text:p>
          </table:table-cell>
          <table:covered-table-cell table:number-columns-repeated="9"/>
          <table:table-cell table:style-name="Default" table:formula="of:=2*[.P$7]/([.I$7]/[.G21])" office:value-type="float" office:value="0.512" calcext:value-type="float">
            <text:p>0.512</text:p>
          </table:table-cell>
          <table:covered-table-cell table:number-columns-repeated="6"/>
          <table:table-cell table:formula="of:=[.G21]*[.F21]*[.E21]" office:value-type="float" office:value="2097152" calcext:value-type="float">
            <text:p>2097152</text:p>
          </table:table-cell>
          <table:table-cell/>
          <table:table-cell table:formula="of:=LOG([.Y20]/[.Y21])/LOG(2)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5">
          <table:table-cell office:value-type="string" calcext:value-type="string">
            <text:p>T3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P1-TG3</text:p>
          </table:table-cell>
          <table:table-cell office:value-type="string" calcext:value-type="string">
            <text:p>Adding cross-shear/bulk viscous stresses. For constant density should have no effect. Rho=1 2D mixing layer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22]*[.P22]/([.I22]/[.E22])" office:value-type="float" office:value="0.106666666666667" calcext:value-type="float">
            <text:p>1.07E-01</text:p>
          </table:table-cell>
          <table:table-cell table:formula="of:=(10*[.I22]/[.L22])/[.P22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Result should be unaffected from incompressible baseline</text:p>
          </table:table-cell>
          <table:table-cell/>
          <table:table-cell office:value-type="string" calcext:value-type="string">
            <text:p>v0.0.T3b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T3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P1-TG3</text:p>
          </table:table-cell>
          <table:table-cell office:value-type="string" calcext:value-type="string">
            <text:p>Adding density to time advancement of momentum. For constant density should have no effect. Rho=1 2D mixing layer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23]*[.P23]/([.I23]/[.E23])" office:value-type="float" office:value="0.106666666666667" calcext:value-type="float">
            <text:p>1.07E-01</text:p>
          </table:table-cell>
          <table:table-cell table:formula="of:=(10*[.I23]/[.L23])/[.P23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Result should be unaffected from incompressible baseline</text:p>
          </table:table-cell>
          <table:table-cell/>
          <table:table-cell office:value-type="string" calcext:value-type="string">
            <text:p>v0.0.T3c</text:p>
          </table:table-cell>
          <table:table-cell table:number-columns-repeated="100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1"/>
          <table:table-cell table:style-name="Default"/>
          <table:table-cell table:style-name="ce21"/>
          <table:table-cell table:number-columns-repeated="1000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number-columns-repeated="22"/>
          <table:table-cell table:style-name="ce21"/>
          <table:table-cell table:number-columns-repeated="1000"/>
        </table:table-row>
        <table:table-row table:style-name="ro1">
          <table:table-cell table:number-columns-repeated="18"/>
          <table:table-cell table:style-name="ce21"/>
          <table:table-cell table:number-columns-repeated="1004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WP1.B5:WP1.B5">
            <calcext:condition calcext:apply-style-name="Pass" calcext:value="=&quot;Y&quot;" calcext:base-cell-address="WP1.B5"/>
            <calcext:condition calcext:apply-style-name="Fail" calcext:value="=&quot;N&quot;" calcext:base-cell-address="WP1.B5"/>
          </calcext:conditional-format>
          <calcext:conditional-format calcext:target-range-address="WP1.B6:WP1.B16">
            <calcext:condition calcext:apply-style-name="Pass" calcext:value="=&quot;Y&quot;" calcext:base-cell-address="WP1.B6"/>
            <calcext:condition calcext:apply-style-name="Fail" calcext:value="=&quot;N&quot;" calcext:base-cell-address="WP1.B6"/>
          </calcext:conditional-format>
          <calcext:conditional-format calcext:target-range-address="WP1.B17:WP1.B1048576 WP1.B1:WP1.B4">
            <calcext:condition calcext:apply-style-name="Pass" calcext:value="=&quot;Y&quot;" calcext:base-cell-address="WP1.B1"/>
            <calcext:condition calcext:apply-style-name="Fail" calcext:value="=&quot;N&quot;" calcext:base-cell-address="WP1.B1"/>
            <calcext:condition calcext:apply-style-name="Waiting" calcext:value="=&quot;W&quot;" calcext:base-cell-address="WP1.B1"/>
            <calcext:condition calcext:apply-style-name="Running" calcext:value="=&quot;R&quot;" calcext:base-cell-address="WP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3P0" style:volatile="true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3">
      <style:text-properties fo:color="#ff0000"/>
      <number:text>-</number:text>
      <number:scientific-number number:decimal-places="4" loext:min-decimal-places="4" number:min-integer-digits="1" number:min-exponent-digits="2" loext:exponent-interval="1" loext:forced-exponent-sign="true"/>
      <style:map style:condition="value()&gt;=0" style:apply-style-name="N113P0"/>
    </number:number-style>
    <number:number-style style:name="N115P0" style:volatile="true">
      <number:number number:decimal-places="4" loext:min-decimal-places="4" number:min-integer-digits="1"/>
    </number:number-style>
    <number:number-style style:name="N115">
      <style:text-properties fo:color="#ff0000"/>
      <number:text>-</number:text>
      <number:number number:decimal-places="4" loext:min-decimal-places="4" number:min-integer-digits="1"/>
      <style:map style:condition="value()&gt;=0" style:apply-style-name="N115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00cc00"/>
      <style:text-properties fo:font-weight="bold"/>
    </style:style>
    <style:style style:name="Fail" style:family="table-cell" style:parent-style-name="Default">
      <style:table-cell-properties fo:background-color="#dd4814"/>
      <style:text-properties fo:font-weight="bold"/>
    </style:style>
    <style:style style:name="Waiting" style:family="table-cell" style:parent-style-name="Default">
      <style:table-cell-properties fo:background-color="#00ccff"/>
      <style:text-properties fo:font-weight="bold"/>
    </style:style>
    <style:style style:name="Running" style:family="table-cell" style:parent-style-name="Default">
      <style:table-cell-properties fo:background-color="#ffcc00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10:55:21.2109452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6:27:14.200363673</meta:creation-date>
    <dc:date>2017-10-18T11:13:55.813711218</dc:date>
    <meta:editing-duration>PT6H19M32S</meta:editing-duration>
    <meta:editing-cycles>59</meta:editing-cycles>
    <meta:generator>LibreOffice/5.1.6.2$Linux_X86_64 LibreOffice_project/10m0$Build-2</meta:generator>
    <meta:document-statistic meta:table-count="1" meta:cell-count="328" meta:object-count="0"/>
  </office:meta>
</office:document-meta>
</file>